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bert_lstm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table:style-name="ce1" office:value-type="float" office:value="153.44765625" calcext:value-type="float">
            <text:p>153.44765625</text:p>
          </table:table-cell>
          <table:table-cell table:style-name="ce1" office:value-type="float" office:value="128.774609375" calcext:value-type="float">
            <text:p>128.774609375</text:p>
          </table:table-cell>
          <table:table-cell table:style-name="ce1" office:value-type="float" office:value="110.16796875" calcext:value-type="float">
            <text:p>110.16796875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table:style-name="ce2" office:value-type="float" office:value="0.00611773656862938" calcext:value-type="float">
            <text:p>0.00611773656862938</text:p>
          </table:table-cell>
          <table:table-cell office:value-type="float" office:value="0.0000512902431569029" calcext:value-type="float">
            <text:p>5.12902431569029E-05</text:p>
          </table:table-cell>
          <table:table-cell table:style-name="ce2" office:value-type="float" office:value="0.0000438466695816936" calcext:value-type="float">
            <text:p>4.38466695816936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</text:p>
          </table:table-cell>
          <table:table-cell table:style-name="ce1" office:value-type="float" office:value="0.993882263431371" calcext:value-type="float">
            <text:p>0.993882263431371</text:p>
          </table:table-cell>
          <table:table-cell table:style-name="ce1" office:value-type="float" office:value="0.99487097568431" calcext:value-type="float">
            <text:p>0.99487097568431</text:p>
          </table:table-cell>
          <table:table-cell table:style-name="ce1" office:value-type="float" office:value="0.995615333041831" calcext:value-type="float">
            <text:p>0.995615333041831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style-name="ce3" office:value-type="float" office:value="0.0000512902431569029" calcext:value-type="float">
            <text:p>5.12902431569029E-0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float" office:value="0.0000512902431569029" calcext:value-type="float">
            <text:p>5.12902431569029E-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02:30:18.288000000</meta:creation-date>
    <dc:date>2024-09-21T03:02:01.220000000</dc:date>
    <meta:editing-duration>PT8M26S</meta:editing-duration>
    <meta:editing-cycles>2</meta:editing-cycles>
    <meta:generator>LibreOffice/24.8.0.3$Windows_X86_64 LibreOffice_project/0bdf1299c94fe897b119f97f3c613e9dca6be583</meta:generator>
    <meta:document-statistic meta:table-count="1" meta:cell-count="17" meta:object-count="0"/>
  </office:meta>
</office:document-meta>
</file>